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State } from 'react';</text:p>
      <text:p text:style-name="Standard">import './AltaIngreso.css'; // Usamos el mismo estilo que para ingresos</text:p>
      <text:p text:style-name="Standard"/>
      <text:p text:style-name="Standard">function AltaEgreso() {</text:p>
      <text:p text:style-name="Standard">  const [categoria, setCategoria] = useState('');</text:p>
      <text:p text:style-name="Standard">  const [monto, setMonto] = useState('');</text:p>
      <text:p text:style-name="Standard">  const [fecha, setFecha] = useState('');</text:p>
      <text:p text:style-name="Standard">  const [error, setError] = useState('');</text:p>
      <text:p text:style-name="Standard">  const [mensaje, setMensaje] = useState('');</text:p>
      <text:p text:style-name="Standard"/>
      <text:p text:style-name="Standard">  const handleSubmit = async (e) =&gt; {</text:p>
      <text:p text:style-name="Standard">    e.preventDefault();</text:p>
      <text:p text:style-name="Standard"/>
      <text:p text:style-name="Standard">    if (!categoria || !monto || !fecha) {</text:p>
      <text:p text:style-name="Standard">      setError('Todos los campos son obligatorios');</text:p>
      <text:p text:style-name="Standard">      return;</text:p>
      <text:p text:style-name="Standard">    }</text:p>
      <text:p text:style-name="Standard"/>
      <text:p text:style-name="Standard">    if (isNaN(monto) || Number(monto) &lt;= 0) {</text:p>
      <text:p text:style-name="Standard">      setError('El monto debe ser un número positivo');</text:p>
      <text:p text:style-name="Standard">      return;</text:p>
      <text:p text:style-name="Standard">    }</text:p>
      <text:p text:style-name="Standard"/>
      <text:p text:style-name="Standard">    const nuevoEgreso = {</text:p>
      <text:p text:style-name="Standard">      tipo: 'egreso',</text:p>
      <text:p text:style-name="Standard">      categoria,</text:p>
      <text:p text:style-name="Standard">      monto: parseFloat(monto),</text:p>
      <text:p text:style-name="Standard">      fecha</text:p>
      <text:p text:style-name="Standard">    };</text:p>
      <text:p text:style-name="Standard"/>
      <text:p text:style-name="Standard">    try {</text:p>
      <text:p text:style-name="Standard">      const respuesta = await fetch('http://127.0.0.1:8000/ingresos', {</text:p>
      <text:p text:style-name="Standard">        method: 'POST',</text:p>
      <text:p text:style-name="Standard">        headers: {</text:p>
      <text:p text:style-name="Standard">          'Content-Type': 'application/json'</text:p>
      <text:p text:style-name="Standard">        },</text:p>
      <text:p text:style-name="Standard">        body: JSON.stringify(nuevoEgreso)</text:p>
      <text:p text:style-name="Standard">      });</text:p>
      <text:p text:style-name="Standard"/>
      <text:p text:style-name="Standard">      if (!respuesta.ok) {</text:p>
      <text:p text:style-name="Standard">        const errorData = await respuesta.json();</text:p>
      <text:p text:style-name="Standard">        throw new Error(errorData.detail || 'Error al guardar el egreso');</text:p>
      <text:p text:style-name="Standard">      }</text:p>
      <text:p text:style-name="Standard"/>
      <text:p text:style-name="Standard">      const data = await respuesta.json();</text:p>
      <text:p text:style-name="Standard">      setMensaje('Egreso guardado correctamente');</text:p>
      <text:p text:style-name="Standard">      setError('');</text:p>
      <text:p text:style-name="Standard">      setCategoria('');</text:p>
      <text:p text:style-name="Standard">      setMonto('');</text:p>
      <text:p text:style-name="Standard">      setFecha('');</text:p>
      <text:p text:style-name="Standard">    } catch (error) {</text:p>
      <text:p text:style-name="Standard">      console.error('Error al guardar egreso:', error);</text:p>
      <text:p text:style-name="Standard"><text:soft-page-break/>      setMensaje('');</text:p>
      <text:p text:style-name="Standard">      setError('No se pudo guardar el egreso');</text:p>
      <text:p text:style-name="Standard">    }</text:p>
      <text:p text:style-name="Standard">  };</text:p>
      <text:p text:style-name="Standard"/>
      <text:p text:style-name="Standard">  return (</text:p>
      <text:p text:style-name="Standard">    &lt;div className="form-container"&gt;</text:p>
      <text:p text:style-name="Standard">      &lt;h2&gt;Alta de Egreso&lt;/h2&gt;</text:p>
      <text:p text:style-name="Standard">      &lt;form onSubmit={handleSubmit}&gt;</text:p>
      <text:p text:style-name="Standard">        &lt;label&gt;</text:p>
      <text:p text:style-name="Standard">          Categoría:</text:p>
      <text:p text:style-name="Standard">          &lt;input</text:p>
      <text:p text:style-name="Standard">            type="text"</text:p>
      <text:p text:style-name="Standard">            value={categoria}</text:p>
      <text:p text:style-name="Standard">            onChange={(e) =&gt; setCategoria(e.target.value)}</text:p>
      <text:p text:style-name="Standard">          /&gt;</text:p>
      <text:p text:style-name="Standard">        &lt;/label&gt;</text:p>
      <text:p text:style-name="Standard"/>
      <text:p text:style-name="Standard">        &lt;label&gt;</text:p>
      <text:p text:style-name="Standard">          Monto:</text:p>
      <text:p text:style-name="Standard">          &lt;input</text:p>
      <text:p text:style-name="Standard">            type="number"</text:p>
      <text:p text:style-name="Standard">            value={monto}</text:p>
      <text:p text:style-name="Standard">            onChange={(e) =&gt; setMonto(e.target.value)}</text:p>
      <text:p text:style-name="Standard">          /&gt;</text:p>
      <text:p text:style-name="Standard">        &lt;/label&gt;</text:p>
      <text:p text:style-name="Standard"/>
      <text:p text:style-name="Standard">        &lt;label&gt;</text:p>
      <text:p text:style-name="Standard">          Fecha:</text:p>
      <text:p text:style-name="Standard">          &lt;input</text:p>
      <text:p text:style-name="Standard">            type="date"</text:p>
      <text:p text:style-name="Standard">            value={fecha}</text:p>
      <text:p text:style-name="Standard">            onChange={(e) =&gt; setFecha(e.target.value)}</text:p>
      <text:p text:style-name="Standard">          /&gt;</text:p>
      <text:p text:style-name="Standard">        &lt;/label&gt;</text:p>
      <text:p text:style-name="Standard"/>
      <text:p text:style-name="Standard">        {error &amp;&amp; &lt;p className="error"&gt;{error}&lt;/p&gt;}</text:p>
      <text:p text:style-name="Standard">        {mensaje &amp;&amp; &lt;p className="success"&gt;{mensaje}&lt;/p&gt;}</text:p>
      <text:p text:style-name="Standard"/>
      <text:p text:style-name="Standard">        &lt;button type="submit"&gt;Agregar Egreso&lt;/button&gt;</text:p>
      <text:p text:style-name="Standard">      &lt;/form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AltaEgreso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7:30:18.778210900</meta:creation-date>
    <dc:date>2025-08-05T17:31:54.013462800</dc:date>
    <meta:editing-duration>PT1M37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84" meta:word-count="217" meta:character-count="2327" meta:non-whitespace-character-count="1656"/>
  </office:meta>
</office:document-meta>
</file>